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9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0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1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2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3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4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5" style:family="paragraph" style:parent-style-name="Table_20_Contents">
      <style:text-properties style:font-name="Arial" fo:font-size="10pt" officeooo:rsid="005f7511" officeooo:paragraph-rsid="0073ef45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073ef45" style:font-size-asian="10pt" style:font-size-complex="10pt"/>
    </style:style>
    <style:style style:name="P17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748c6a" officeooo:paragraph-rsid="00748c6a" style:font-name-asian="WenQuanYi Micro Hei" style:font-size-asian="10pt" style:font-weight-asian="normal" style:font-name-complex="FreeSans" style:font-size-complex="10pt" style:font-weight-complex="normal"/>
    </style:style>
    <style:style style:name="P23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7" style:family="paragraph" style:parent-style-name="Table_20_Contents">
      <style:text-properties style:font-name="Arial" officeooo:paragraph-rsid="00606d9f"/>
    </style:style>
    <style:style style:name="P28" style:family="paragraph" style:parent-style-name="Table_20_Contents">
      <style:text-properties officeooo:paragraph-rsid="0050bf94"/>
    </style:style>
    <style:style style:name="P29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30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6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3765d6" officeooo:paragraph-rsid="0063049a"/>
    </style:style>
    <style:style style:name="P38" style:family="paragraph" style:parent-style-name="Standard">
      <style:text-properties officeooo:paragraph-rsid="0063049a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31a7b1"/>
    </style:style>
    <style:style style:name="T14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officeooo:rsid="00190380" style:font-size-asian="10pt" style:font-size-complex="10pt"/>
    </style:style>
    <style:style style:name="T17" style:family="text">
      <style:text-properties fo:font-size="10pt" officeooo:rsid="003703e8" style:font-size-asian="10pt" style:font-size-complex="10pt"/>
    </style:style>
    <style:style style:name="T18" style:family="text">
      <style:text-properties fo:font-size="10pt" officeooo:rsid="005d6a0c" style:font-size-asian="10pt" style:font-size-complex="10pt"/>
    </style:style>
    <style:style style:name="T19" style:family="text">
      <style:text-properties fo:font-size="10pt" officeooo:rsid="0048a048" style:font-size-asian="10pt" style:font-size-complex="10pt"/>
    </style:style>
    <style:style style:name="T20" style:family="text">
      <style:text-properties fo:font-size="10pt" officeooo:rsid="002feefc" style:font-size-asian="10pt" style:font-size-complex="10pt"/>
    </style:style>
    <style:style style:name="T21" style:family="text">
      <style:text-properties fo:font-size="10pt" officeooo:rsid="0064f747" style:font-size-asian="10pt" style:font-size-complex="10pt"/>
    </style:style>
    <style:style style:name="T22" style:family="text">
      <style:text-properties fo:font-size="10pt" officeooo:rsid="006d482e" style:font-size-asian="10pt" style:font-size-complex="10pt"/>
    </style:style>
    <style:style style:name="T23" style:family="text">
      <style:text-properties fo:font-size="10pt" officeooo:rsid="006f1479" style:font-size-asian="10pt" style:font-size-complex="10pt"/>
    </style:style>
    <style:style style:name="T24" style:family="text">
      <style:text-properties officeooo:rsid="004a274c"/>
    </style:style>
    <style:style style:name="T25" style:family="text">
      <style:text-properties officeooo:rsid="0044eb13"/>
    </style:style>
    <style:style style:name="T26" style:family="text">
      <style:text-properties officeooo:rsid="00491f3b"/>
    </style:style>
    <style:style style:name="T27" style:family="text">
      <style:text-properties officeooo:rsid="004d9d43"/>
    </style:style>
    <style:style style:name="T28" style:family="text">
      <style:text-properties officeooo:rsid="00558eb7"/>
    </style:style>
    <style:style style:name="T29" style:family="text">
      <style:text-properties officeooo:rsid="004f6458"/>
    </style:style>
    <style:style style:name="T30" style:family="text">
      <style:text-properties officeooo:rsid="002eefb9"/>
    </style:style>
    <style:style style:name="T31" style:family="text">
      <style:text-properties officeooo:rsid="0031d069"/>
    </style:style>
    <style:style style:name="T32" style:family="text">
      <style:text-properties officeooo:rsid="00241c0f"/>
    </style:style>
    <style:style style:name="T33" style:family="text">
      <style:text-properties officeooo:rsid="006bacdc"/>
    </style:style>
    <style:style style:name="T34" style:family="text">
      <style:text-properties officeooo:rsid="00709499"/>
    </style:style>
    <style:style style:name="T35" style:family="text">
      <style:text-properties officeooo:rsid="0072ef4f"/>
    </style:style>
    <style:style style:name="T36" style:family="text">
      <style:text-properties officeooo:rsid="00746e31"/>
    </style:style>
    <style:style style:name="T37" style:family="text">
      <style:text-properties officeooo:rsid="00768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506362184832">
          <table:table-cell table:style-name="Tableau1.A1" table:number-columns-spanned="5" office:value-type="string">
            <text:p text:style-name="P28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06362554128">
          <table:table-cell table:style-name="Tableau1.A1" table:number-columns-spanned="5" office:value-type="string">
            <text:p text:style-name="P16"><text:span text:style-name="T4">O</text:span><text:span text:style-name="T5">bjectif </text:span><text:span text:style-name="T7">: Open Vehicule Locator – </text:span><text:span text:style-name="T33">Affichage de l’historique de position du </text:span><text:span text:style-name="T35"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06362554624">
          <table:table-cell table:style-name="Tableau1.A1" table:number-columns-spanned="5" office:value-type="string">
            <text:p text:style-name="P27"><text:span text:style-name="T14">Éléments</text:span><text:span text:style-name="T15"> à tester </text:span><text:span text:style-name="T16">: </text:span><text:span text:style-name="T17">Méthode</text:span><text:span text:style-name="T18">s</text:span><text:span text:style-name="T17"> </text:span><text:span text:style-name="T18">« </text:span><text:span text:style-name="T22">historyScreen</text:span><text:span text:style-name="T18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06362676336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2">Besoins matériels :</text:p>
            <text:p text:style-name="P34">- <text:span text:style-name="T11">Smartphone IOS ou Android </text:span><text:span text:style-name="T24">ou PC connecté à internet</text:span><text:line-break/><text:line-break/><text:span text:style-name="T9">Besoins logiciels (Versions) :<text:line-break/>- Application </text:span><text:span text:style-name="T25">Expo Go sur mobile ou snack.expo.dev sur </text:span><text:span text:style-name="T26">le web</text:span></text:p>
            <text:p text:style-name="P33"/>
            <text:p text:style-name="P35"><text:span text:style-name="T20">Nom(s) du (des) fichier(s) de test :<text:line-break/></text:span><text:span text:style-name="T19">- </text:span><text:span text:style-name="T21">test_</text:span><text:span text:style-name="T23">history</text:span>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Line94506362676928">
          <table:table-cell table:style-name="Tableau1.A1" table:number-columns-spanned="5" office:value-type="string">
            <text:p text:style-name="P17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506362677712">
          <table:table-cell table:style-name="Tableau1.A6" table:number-columns-spanned="5" office:value-type="string">
            <text:p text:style-name="P18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506362678688">
          <table:table-cell table:style-name="Tableau1.A7" office:value-type="string">
            <text:p text:style-name="P19">ID</text:p>
          </table:table-cell>
          <table:table-cell table:style-name="Tableau1.A7" office:value-type="string">
            <text:p text:style-name="P19">Démarche / Opération</text:p>
          </table:table-cell>
          <table:table-cell table:style-name="Tableau1.A7" office:value-type="string">
            <text:p text:style-name="P19">Données en entrée / <text:span text:style-name="T10">Condition initiale</text:span></text:p>
          </table:table-cell>
          <table:table-cell table:style-name="Tableau1.A7" office:value-type="string">
            <text:p text:style-name="P19">Comportement / Résultat attendu</text:p>
          </table:table-cell>
          <table:table-cell table:style-name="Tableau1.A6" office:value-type="string">
            <text:p text:style-name="P19">Status : <text:s/>OK / NOK</text:p>
          </table:table-cell>
        </table:table-row>
        <table:table-row table:style-name="TableLine9450636268240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22">Appuyer sur le boutton «History»</text:p>
          </table:table-cell>
          <table:table-cell table:style-name="Tableau1.C13" office:value-type="string">
            <text:p text:style-name="P15">L’utilisateur est déjà connecté <text:span text:style-name="T34">et à déjà sélectionné son </text:span><text:span text:style-name="T35">traqueur</text:span></text:p>
          </table:table-cell>
          <table:table-cell table:style-name="Tableau1.D13" office:value-type="string">
            <text:p text:style-name="P4"><text:span text:style-name="T37">A</text:span><text:span text:style-name="T12">ffiche l’</text:span><text:span text:style-name="T35">historique des coordonnées du traqueur <text:s/></text:span><text:span text:style-name="T36">(date+heure+position)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6"/>
          </table:table-cell>
          <table:table-cell table:style-name="Tableau1.A1" office:value-type="string">
            <text:p text:style-name="P5"/>
          </table:table-cell>
        </table:table-row>
        <table:table-row table:style-name="TableLine94506362687216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21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4"/>
          </table:table-cell>
        </table:table-row>
        <table:table-row table:style-name="TableLine94506362688448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5"/>
          </table:table-cell>
          <table:table-cell table:style-name="Tableau1.C13" office:value-type="string">
            <text:p text:style-name="P24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94506362689680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6"/>
          </table:table-cell>
          <table:table-cell table:style-name="Tableau1.A1" office:value-type="string">
            <text:p text:style-name="P1"/>
          </table:table-cell>
        </table:table-row>
        <table:table-row table:style-name="TableLine94506362686640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0"/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9450636269187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6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9">Rapport de test <text:s text:c="40"/>Testé par : <text:s/><text:span text:style-name="T27">Etudiant</text:span><text:span text:style-name="T28">2</text:span> <text:s text:c="43"/>Le : <text:span text:style-name="T29">07</text:span><text:span text:style-name="T30">/</text:span><text:span text:style-name="T29">03</text:span><text:span text:style-name="T30">/202</text:span><text:span text:style-name="T29">3</text:span></text:p>
            <text:p text:style-name="P29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0">Commentaire : <text:span text:style-name="T31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1"/>
          </table:table-cell>
          <table:table-cell table:style-name="Tableau2.B3" office:value-type="string">
            <text:p text:style-name="P31">A<text:span text:style-name="T32">pprobation : <text:s/>Oui</text:span></text:p>
            <text:p text:style-name="P31"/>
          </table:table-cell>
          <table:table-cell table:style-name="Tableau2.C3" office:value-type="string">
            <text:p text:style-name="P30">Signature: 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09:17:31.661250768</dc:date>
    <meta:editing-duration>PT37M51S</meta:editing-duration>
    <meta:editing-cycles>71</meta:editing-cycles>
    <meta:generator>LibreOffice/7.0.4.2$Linux_X86_64 LibreOffice_project/00$Build-2</meta:generator>
    <meta:document-statistic meta:table-count="2" meta:image-count="0" meta:object-count="0" meta:page-count="1" meta:paragraph-count="23" meta:word-count="130" meta:character-count="905" meta:non-whitespace-character-count="708"/>
  </office:meta>
</office:document-meta>
</file>